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Arial" fo:font-size="18pt" fo:font-weight="bold" style:font-size-asian="18pt" style:font-weight-asian="bold" style:font-size-complex="18pt" style:font-weight-complex="bold"/>
    </style:style>
    <style:style style:name="P2" style:family="paragraph" style:parent-style-name="Standard">
      <style:text-properties style:font-name="Arial" fo:font-size="12pt" fo:font-weight="normal" style:font-size-asian="12pt" style:font-weight-asian="normal" style:font-size-complex="12pt" style:font-weight-complex="normal"/>
    </style:style>
    <style:style style:name="P3" style:family="paragraph" style:parent-style-name="Standard">
      <style:paragraph-properties fo:text-align="justify" style:justify-single-word="false"/>
      <style:text-properties style:font-name="Arial" fo:font-size="12pt" fo:font-weight="normal" style:font-size-asian="12pt" style:font-weight-asian="normal" style:font-size-complex="12pt" style:font-weight-complex="normal"/>
    </style:style>
    <style:style style:name="T1" style:family="text">
      <style:text-properties style:font-name="Arial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ersonae</text:p>
      <text:p text:style-name="P1"/>
      <text:p text:style-name="P2">Gruppe:<text:tab/><text:tab/><text:span text:style-name="T1">Personen die Unterstützung bei der Parkplatzsuche wünschen</text:span></text:p>
      <text:p text:style-name="P2">Name: <text:tab/><text:tab/>Michael Speier</text:p>
      <text:p text:style-name="P2">Alter:<text:tab/><text:tab/><text:tab/>18</text:p>
      <text:p text:style-name="P2">Hobbies:<text:tab/><text:tab/>Autorennspiele auf dem PC, Rollertuning</text:p>
      <text:p text:style-name="P2">Beruf:<text:tab/><text:tab/><text:tab/>Schüler</text:p>
      <text:p text:style-name="P2">Familie:<text:tab/><text:tab/>ledig</text:p>
      <text:p text:style-name="P2"/>
      <text:p text:style-name="P3">Michael Speier ist Schüler auf dem Gymnasium und interessiert sich besonders für Autorennspiele auf seinem neuen Gaming-PC. Wenn er in seiner Freizeit gerade keine Computerspiele spielt, dann schraubt er an seinem 50ccm Aprilia Roller. Da er im Straßenverkehr noch nie aufgefallen war, haben seine Eltern ihm versprochen ihm zum 18. Geburtstag ein Auto zu schenken. Michael besitzt nun seit 4 Monaten ein Auto. Er ist als Fahranfänger einzustufen und fährt obwohl er bereits Straßenverkehrserfahrungen auf dem Scooter gemacht hat immer noch vorsichtig und teilweise unsicher. Da er wenn er fährt seine ganze Konzentration beim fahren haben muss, hat er häufig Probleme Parkplätze zu finden. Er hätte gerne ein Programm für sein Smartphone das ihm hilft einen Parkplatz zu finden, damit er, wenn er seinen besten Freund besucht, nicht so lange durch die Innenstadt fahren muss um einen Parkplatz zu find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ernd  schneider</meta:initial-creator>
    <meta:creation-date>2015-11-06T16:46:41.36</meta:creation-date>
    <meta:document-statistic meta:table-count="0" meta:image-count="0" meta:object-count="0" meta:page-count="1" meta:paragraph-count="8" meta:word-count="164" meta:character-count="1093"/>
    <dc:date>2015-11-06T17:23:14.87</dc:date>
    <dc:creator>bernd  schneider</dc:creator>
    <meta:editing-duration>PT17M7S</meta:editing-duration>
    <meta:editing-cycles>1</meta:editing-cycles>
    <meta:generator>OpenOffice/4.1.0$Win32 OpenOffice.org_project/410m18$Build-9764</meta:generator>
  </office:meta>
</office:document-meta>
</file>